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35cm" svg:stroke-color="#333399" draw:marker-end="msArrowEnd_20_8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681cm" fo:min-width="0.79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3333cc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35cm" svg:stroke-color="#333399" draw:marker-start="msArrowEnd_20_8" draw:marker-start-width="0.35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12" style:family="graphic" style:parent-style-name="Default_5f_1" style:list-style-name="L2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Default_5f_1" style:list-style-name="L2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Default_5f_1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Default_5f_1">
      <style:graphic-properties draw:stroke="solid" svg:stroke-width="0.035cm" svg:stroke-color="#333399" draw:marker-end="msArrowEnd_20_8" draw:marker-end-width="0.3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Default_5f_1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681cm" fo:min-width="0.79cm" fo:padding-top="0.13cm" fo:padding-bottom="0.13cm" fo:padding-left="0.25cm" fo:padding-right="0.25cm" fo:wrap-option="no-wrap" draw:shadow-color="#808080"/>
    </style:style>
    <style:style style:name="gr17" style:family="graphic" style:parent-style-name="Default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Default_5f_1">
      <style:graphic-properties draw:stroke="solid" svg:stroke-width="0.026cm" svg:stroke-color="#3333cc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Default_5f_1">
      <style:graphic-properties draw:stroke="solid" svg:stroke-width="0.035cm" svg:stroke-color="#333399" draw:marker-start="msArrowEnd_20_8" draw:marker-start-width="0.35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6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0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1.412cm" draw:shadow-color="#808080"/>
    </style:style>
    <style:style style:name="pr9" style:family="presentation" style:parent-style-name="Default-title">
      <style:graphic-properties fo:min-height="2.095cm"/>
    </style:style>
    <style:style style:name="pr10" style:family="presentation" style:parent-style-name="Default-outline1">
      <style:graphic-properties fo:min-height="12.102cm"/>
    </style:style>
    <style:style style:name="pr11" style:family="presentation" style:parent-style-name="Default-notes">
      <style:graphic-properties draw:fill-color="#ffffff" fo:min-height="11.381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14" style:family="presentation" style:parent-style-name="Default-title">
      <style:graphic-properties fo:min-height="3.04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.63cm" fo:margin-right="0cm" fo:margin-top="0.423cm" fo:margin-bottom="0cm" fo:text-indent="-0.6cm" style:punctuation-wrap="hanging" style:line-break="strict"/>
    </style:style>
    <style:style style:name="P7" style:family="paragraph">
      <style:paragraph-properties fo:margin-left="0cm" fo:margin-right="0cm" fo:margin-top="0.176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solid" draw:fill-color="#00e4a8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.952cm" fo:margin-right="0cm" fo:margin-top="0.423cm" fo:margin-bottom="0cm" fo:text-indent="-0.939cm" style:punctuation-wrap="hanging" style:line-break="strict"/>
    </style:style>
    <style:style style:name="P17" style:family="paragraph">
      <style:paragraph-properties fo:margin-left="1.001cm" fo:margin-right="0cm" fo:margin-top="0.317cm" fo:margin-bottom="0cm" fo:text-indent="0cm" style:punctuation-wrap="hanging" style:line-break="strict"/>
    </style:style>
    <style:style style:name="P18" style:family="paragraph">
      <loext:graphic-properties draw:fill-color="#ffffff"/>
    </style:style>
    <style:style style:name="P19" style:family="paragraph">
      <style:paragraph-properties fo:margin-left="1.5cm" fo:margin-right="0cm" fo:margin-top="1cm" fo:margin-bottom="0cm" fo:text-indent="-1.5cm"/>
    </style:style>
    <style:style style:name="P20" style:family="paragraph">
      <style:paragraph-properties fo:margin-left="1.5cm" fo:margin-right="0cm" fo:margin-top="1cm" fo:margin-bottom="0cm" fo:text-indent="-1.5cm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28pt"/>
    </style:style>
    <style:style style:name="P22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2pt"/>
    </style:style>
    <style:style style:name="P25" style:family="paragraph">
      <style:text-properties fo:font-size="28pt" style:font-size-asian="28pt" style:font-size-complex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4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5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6" style:family="text">
      <style:text-properties fo:color="#000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fo:color="#000080" fo:font-size="28pt" style:font-size-asian="28pt" style:font-size-complex="28pt"/>
    </style:style>
    <style:style style:name="T12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Courier New" fo:font-weight="bold" style:font-weight-asian="bold" style:font-weight-complex="bold"/>
    </style:style>
    <style:style style:name="T14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15" style:family="text">
      <style:text-properties style:font-name="Courier New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item>
                <text:p text:style-name="P1"><text:span text:style-name="T1">Working with Persistent Data</text:span></text:p>
              </text:list-item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Persistence - saved application data</text:span></text:p>
              </text:list-item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p text:style-name="P4"><text:span text:style-name="T1"/></text:p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draw:frame presentation:style-name="pr5" draw:text-style-name="P2" draw:layer="layout" svg:width="22.005cm" svg:height="1.725cm" svg:x="1.702cm" svg:y="4.016cm" presentation:class="outline" presentation:user-transformed="true">
          <draw:text-box>
            <text:list text:style-name="L4">
              <text:list-header>
                <text:p text:style-name="P6"><text:span text:style-name="T1">Model objects (called </text:span><text:span text:style-name="T2">entities)</text:span><text:span text:style-name="T3"> are saved in a database.</text:span></text:p>
              </text:list-header>
            </text:list>
          </draw:text-box>
        </draw:frame>
        <draw:custom-shape draw:style-name="gr3" draw:text-style-name="P9" draw:layer="layout" svg:width="20.386cm" svg:height="4.177cm" svg:x="2.475cm" svg:y="14.005cm">
          <text:list text:style-name="L2">
            <text:list-header>
              <text:p text:style-name="P7"><text:span text:style-name="T4">Questions table</text:span></text:p>
              <text:p text:style-name="P8"><text:span text:style-name="T4">id (PK) pub_date <text:s text:c="5"/>question_text</text:span></text:p>
              <text:p text:style-name="P8"><text:span text:style-name="T4">1 <text:s text:c="6"/>20210825 <text:s/>What is your favorite lang.?</text:span></text:p>
              <text:p text:style-name="P8"><text:span text:style-name="T4">8 <text:s text:c="6"/>20210827 <text:s/>Who do you want for PM?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" draw:text-style-name="P11" draw:layer="layout" svg:width="8.568cm" svg:height="4.177cm" svg:x="4.211cm" svg:y="5.733cm">
            <text:list text:style-name="L2">
              <text:list-header>
                <text:p text:style-name="P10"><text:span text:style-name="T4">Question</text:span></text:p>
                <text:p text:style-name="P8"><text:span text:style-name="T4">id: int</text:span></text:p>
                <text:p text:style-name="P8"><text:span text:style-name="T4">question_text: str</text:span></text:p>
                <text:p text:style-name="P8"><text:span text:style-name="T4">pub_date: d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" draw:text-style-name="P12" draw:layer="layout" svg:x1="12.811cm" svg:y1="6.844cm" svg:x2="4.181cm" svg:y2="6.844cm">
            <text:p/>
          </draw:line>
        </draw:g>
        <draw:line draw:style-name="gr5" draw:text-style-name="P12" draw:layer="layout" svg:x1="22.887cm" svg:y1="14.993cm" svg:x2="2.479cm" svg:y2="14.998cm">
          <text:p/>
        </draw:line>
        <draw:line draw:style-name="gr6" draw:text-style-name="P12" draw:layer="layout" svg:x1="8.34cm" svg:y1="9.997cm" svg:x2="8.344cm" svg:y2="11.342cm">
          <text:p/>
        </draw:line>
        <draw:custom-shape draw:style-name="gr7" draw:text-style-name="P13" draw:layer="layout" svg:width="2.051cm" svg:height="1.495cm" svg:x="7.484cm" svg:y="11.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" draw:text-style-name="P12" draw:layer="layout" svg:x1="8.278cm" svg:y1="12.784cm" svg:x2="8.282cm" svg:y2="14.023cm">
          <text:p/>
        </draw:line>
        <draw:custom-shape draw:style-name="gr8" draw:text-style-name="P15" draw:layer="layout" svg:width="11.901cm" svg:height="1.785cm" svg:x="9.941cm" svg:y="11.161cm">
          <text:list text:style-name="L2">
            <text:list-header>
              <text:p text:style-name="P14"><text:span text:style-name="T5">Save object as row in a table, retrieve row of data and (re)create a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2" draw:layer="layout" svg:x1="5.584cm" svg:y1="14.993cm" svg:x2="5.588cm" svg:y2="18.058cm">
          <text:p/>
        </draw:line>
        <draw:line draw:style-name="gr10" draw:text-style-name="P12" draw:layer="layout" svg:x1="8.904cm" svg:y1="9.971cm" svg:x2="8.909cm" svg:y2="11.316cm">
          <text:p/>
        </draw:line>
        <draw:line draw:style-name="gr10" draw:text-style-name="P12" draw:layer="layout" svg:x1="8.842cm" svg:y1="12.758cm" svg:x2="8.847cm" svg:y2="13.997cm">
          <text:p/>
        </draw:line>
        <draw:line draw:style-name="gr9" draw:text-style-name="P12" draw:layer="layout" svg:x1="9.901cm" svg:y1="14.742cm" svg:x2="9.905cm" svg:y2="17.807cm">
          <text:p/>
        </draw:line>
        <draw:line draw:style-name="gr5" draw:text-style-name="P12" draw:layer="layout" svg:x1="22.887cm" svg:y1="16.166cm" svg:x2="2.479cm" svg:y2="16.171cm">
          <text:p/>
        </draw:lin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11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1.987cm" svg:height="2.386cm" svg:x="1.697cm" svg:y="0.723cm" presentation:class="title" presentation:user-transformed="true">
          <draw:text-box>
            <text:list text:style-name="L5">
              <text:list-header>
                <text:p text:style-name="P1"><text:span text:style-name="T1">Terminology</text:span></text:p>
              </text:list-header>
            </text:list>
          </draw:text-box>
        </draw:frame>
        <draw:frame presentation:style-name="pr7" draw:text-style-name="P2" draw:layer="layout" svg:width="21.987cm" svg:height="13.463cm" svg:x="1.697cm" svg:y="3.809cm" presentation:class="outline" presentation:user-transformed="true">
          <draw:text-box>
            <text:list text:style-name="L6">
              <text:list-header>
                <text:p text:style-name="P16"><text:span text:style-name="T6">Persistence</text:span><text:span text:style-name="T7"> - </text:span><text:span text:style-name="T8">prolonged existence of something.</text:span><text:span text:style-name="T7"> <text:s/>In software, persistence refers to preserving the existence of data after program stops.</text:span></text:p>
              </text:list-header>
            </text:list>
            <text:list text:style-name="L2">
              <text:list-header>
                <text:p text:style-name="P16"><text:span text:style-name="T7"/></text:p>
              </text:list-header>
            </text:list>
            <text:list text:style-name="L6">
              <text:list-header>
                <text:p text:style-name="P16"><text:span text:style-name="T6">Entity</text:span><text:span text:style-name="T7"> - </text:span><text:span text:style-name="T8">something with a distinct, independent existence.</text:span></text:p>
              </text:list-header>
            </text:list>
            <text:list text:style-name="L7">
              <text:list-item>
                <text:list>
                  <text:list-header>
                    <text:p text:style-name="P17"><text:span text:style-name="T7">Software entity: an object that can exist (persist) from one program execution to the nex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6cm" svg:height="34.687cm" svg:x="-32.773cm" svg:y="-32.769cm" draw:page-number="3" presentation:class="page"/>
          <draw:frame presentation:style-name="pr8" draw:text-style-name="P3" draw:layer="layout" svg:width="15.222cm" svg:height="11.41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4 Basic Operations</text:p>
          </draw:text-box>
        </draw:frame>
        <draw:frame presentation:style-name="pr10" draw:layer="layout" svg:width="21.956cm" svg:height="12.352cm" svg:x="1.874cm" svg:y="3.889cm" presentation:class="outline">
          <draw:text-box>
            <text:list text:style-name="L2">
              <text:list-item>
                <text:p><text:span text:style-name="T9">"CRUD"</text:span></text:p>
              </text:list-item>
              <text:list-item>
                <text:p><text:span text:style-name="T9"/></text:p>
              </text:list-item>
              <text:list-item>
                <text:p><text:span text:style-name="T9">Create - add data to the database</text:span></text:p>
              </text:list-item>
              <text:list-item>
                <text:p><text:span text:style-name="T9">Retrieve - query and retrieve data or objects</text:span></text:p>
              </text:list-item>
              <text:list-item>
                <text:p><text:span text:style-name="T9">Update - update existing data</text:span></text:p>
              </text:list-item>
              <text:list-item>
                <text:p><text:span text:style-name="T9">Delete - delete data (records or objects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How to Access Data</text:p>
          </draw:text-box>
        </draw:frame>
        <draw:frame presentation:style-name="pr10" draw:text-style-name="P20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 text:style-name="P19"><text:span text:style-name="T9">2 ways to do this </text:span><text:span text:style-name="T10">in code</text:span><text:span text:style-name="T9">:</text:span></text:p>
              </text:list-item>
              <text:list-item>
                <text:p text:style-name="P19"><text:span text:style-name="T11">High Level</text:span><text:span text:style-name="T9"> - use services of a framework to access data as objects (entities) in your application</text:span></text:p>
              </text:list-item>
              <text:list-item>
                <text:p text:style-name="P19"><text:span text:style-name="T11">Low Level</text:span><text:span text:style-name="T9"> - issue SQL commands to the database</text:span></text:p>
              </text:list-item>
              <text:list-item>
                <text:p text:style-name="P19"><text:span text:style-name="T12">SELECT * from polls_question as q </text:span><text:span text:style-name="T12"><text:line-break/></text:span><text:span text:style-name="T12"> <text:s/>WHERE q.id = 1;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High Level</text:p>
          </draw:text-box>
        </draw:frame>
        <draw:frame presentation:style-name="pr10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>Using methods and objects provided by <text:span text:style-name="T13">django.db.models.Mode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2.004cm" svg:height="2.403cm" svg:x="1.698cm" svg:y="0.722cm" presentation:class="title" presentation:user-transformed="true">
          <draw:text-box>
            <text:list text:style-name="L5">
              <text:list-header>
                <text:p text:style-name="P1"><text:span text:style-name="T1">High Level Access using ORM</text:span></text:p>
              </text:list-header>
            </text:list>
          </draw:text-box>
        </draw:frame>
        <draw:frame presentation:style-name="pr5" draw:text-style-name="P2" draw:layer="layout" svg:width="22.005cm" svg:height="1.725cm" svg:x="1.701cm" svg:y="4.007cm" presentation:class="outline" presentation:user-transformed="true">
          <draw:text-box>
            <text:list text:style-name="L4">
              <text:list-header>
                <text:p text:style-name="P6"><text:span text:style-name="T1">Django provides "object relational mapping"</text:span></text:p>
              </text:list-header>
            </text:list>
          </draw:text-box>
        </draw:frame>
        <draw:custom-shape draw:style-name="gr12" draw:text-style-name="P21" draw:layer="layout" svg:width="12.259cm" svg:height="4.177cm" svg:x="2.474cm" svg:y="13.996cm">
          <text:list text:style-name="L2">
            <text:list-header>
              <text:p text:style-name="P7"><text:span text:style-name="T4">polls_question</text:span></text:p>
              <text:p text:style-name="P8"><text:span text:style-name="T4">PK <text:s/>id <text:s text:c="5"/>INTEGER</text:span></text:p>
              <text:p text:style-name="P8"><text:span text:style-name="T4"><text:s text:c="4"/></text:span><text:span text:style-name="T4">question_text VARCHAR</text:span></text:p>
              <text:p text:style-name="P8"><text:span text:style-name="T4"><text:s text:c="4"/></text:span><text:span text:style-name="T4">pub_date DA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3" draw:text-style-name="P11" draw:layer="layout" svg:width="8.568cm" svg:height="4.177cm" svg:x="4.21cm" svg:y="5.724cm">
            <text:list text:style-name="L2">
              <text:list-header>
                <text:p text:style-name="P10"><text:span text:style-name="T4">Question</text:span></text:p>
                <text:p text:style-name="P8"><text:span text:style-name="T4">id: int</text:span></text:p>
                <text:p text:style-name="P8"><text:span text:style-name="T4">question_text: str</text:span></text:p>
                <text:p text:style-name="P8"><text:span text:style-name="T4">pub_date: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12" draw:layer="layout" svg:x1="12.81cm" svg:y1="6.835cm" svg:x2="4.18cm" svg:y2="6.835cm">
            <text:p/>
          </draw:line>
        </draw:g>
        <draw:line draw:style-name="gr14" draw:text-style-name="P12" draw:layer="layout" svg:x1="14.63cm" svg:y1="15.112cm" svg:x2="2.477cm" svg:y2="15.117cm">
          <text:p/>
        </draw:line>
        <draw:line draw:style-name="gr15" draw:text-style-name="P12" draw:layer="layout" svg:x1="8.339cm" svg:y1="9.988cm" svg:x2="8.343cm" svg:y2="11.333cm">
          <text:p/>
        </draw:line>
        <draw:custom-shape draw:style-name="gr16" draw:text-style-name="P13" draw:layer="layout" svg:width="2.05cm" svg:height="1.495cm" svg:x="7.585cm" svg:y="11.3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5" draw:text-style-name="P12" draw:layer="layout" svg:x1="8.378cm" svg:y1="12.775cm" svg:x2="8.383cm" svg:y2="14.014cm">
          <text:p/>
        </draw:line>
        <draw:custom-shape draw:style-name="gr17" draw:text-style-name="P23" draw:layer="layout" svg:width="6.852cm" svg:height="2.293cm" svg:x="0cm" svg:y="10.953cm">
          <text:list text:style-name="L2">
            <text:list-header>
              <text:p text:style-name="P22"><text:span text:style-name="T14">Object relational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8" draw:text-style-name="P12" draw:layer="layout" svg:x1="4.277cm" svg:y1="15.099cm" svg:x2="4.282cm" svg:y2="18.164cm">
          <text:p/>
        </draw:line>
        <draw:line draw:style-name="gr19" draw:text-style-name="P12" draw:layer="layout" svg:x1="8.903cm" svg:y1="9.962cm" svg:x2="8.908cm" svg:y2="11.307cm">
          <text:p/>
        </draw:line>
        <draw:line draw:style-name="gr19" draw:text-style-name="P12" draw:layer="layout" svg:x1="8.943cm" svg:y1="12.749cm" svg:x2="8.947cm" svg:y2="13.988cm">
          <text:p/>
        </draw:lin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13" draw:text-style-name="P2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4" draw:layer="layout" svg:width="21.956cm" svg:height="3.309cm" svg:x="1.698cm" svg:y="-0.232cm" presentation:class="title" presentation:user-transformed="true">
          <draw:text-box>
            <text:p>Using Django's ORM how do we do...?</text:p>
          </draw:text-box>
        </draw:frame>
        <draw:frame presentation:style-name="pr10" draw:layer="layout" svg:width="21.956cm" svg:height="15.161cm" svg:x="1.874cm" svg:y="3.889cm" presentation:class="outline" presentation:user-transformed="true">
          <draw:text-box>
            <text:list text:style-name="L2">
              <text:list-item>
                <text:p>Create (save a Question) <text:s/><text:span text:style-name="T15">question.save()</text:span></text:p>
              </text:list-item>
              <text:list-item>
                <text:p/>
              </text:list-item>
              <text:list-item>
                <text:p>Retrieve (find or get questions) <text:span text:style-name="T15">Question.objects.get(criteria)</text:span></text:p>
              </text:list-item>
              <text:list-item>
                <text:p/>
              </text:list-item>
              <text:list-item>
                <text:p>Update (make changes to a question)</text:p>
              </text:list-item>
              <text:list-item>
                <text:p><text:s text:c="4"/><text:span text:style-name="T15">question.save()</text:span></text:p>
              </text:list-item>
              <text:list-item>
                <text:p>Delete (delete a saved question)</text:p>
              </text:list-item>
              <text:list-item>
                <text:p/>
              </text:list-item>
              <text:list-item>
                <text:p>and: </text:p>
              </text:list-item>
              <text:list-item>
                <text:p/>
              </text:list-item>
              <text:list-item>
                <text:p>how do we know when a question is persisted?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1.956cm" svg:height="2.355cm" svg:x="1.698cm" svg:y="0.722cm" presentation:class="title">
          <draw:text-box>
            <text:p>Python ORM Framework</text:p>
          </draw:text-box>
        </draw:frame>
        <draw:frame presentation:style-name="pr10" draw:text-style-name="P25" draw:layer="layout" svg:width="21.956cm" svg:height="12.352cm" svg:x="1.874cm" svg:y="3.889cm" presentation:class="outline" presentation:user-transformed="true">
          <draw:text-box>
            <text:list text:style-name="L2">
              <text:list-item>
                <text:p text:style-name="P25"><text:span text:style-name="T9">SQLAlchemy - probably the most popular ORM </text:span><text:span text:style-name="T9">for Python</text:span></text:p>
              </text:list-item>
              <text:list-item>
                <text:p text:style-name="P25"><text:span text:style-name="T9"/></text:p>
              </text:list-item>
              <text:list-item>
                <text:p text:style-name="P25"><text:span text:style-name="T9">Hibernate - a popular ORM framework for Java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11" draw:text-style-name="P18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msArrowEnd_20_8" draw:display-name="msArrowEnd 8" svg:viewBox="0 0 350 210" svg:d="M175 0l175 210h-35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1-09-13T09:59:04.909757604</meta:creation-date>
    <meta:editing-cycles>4</meta:editing-cycles>
    <meta:editing-duration>PT41M4S</meta:editing-duration>
    <meta:generator>LibreOffice/6.0.7.3$Linux_X86_64 LibreOffice_project/00m0$Build-3</meta:generator>
    <dc:date>2021-09-13T11:08:51.586725241</dc:date>
    <meta:document-statistic meta:object-count="167"/>
  </office:meta>
</office:document-meta>
</file>